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FC6F8B82.png" manifest:media-type="image/png"/>
  <manifest:file-entry manifest:full-path="Pictures/100019EE000052220000741EE5AD1BC1.svg" manifest:media-type="image/svg+xml"/>
  <manifest:file-entry manifest:full-path="Pictures/100000010000025300000349B259D429.png" manifest:media-type="image/png"/>
  <manifest:file-entry manifest:full-path="Pictures/1000399D000052220000741EE53B958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4.708cm, 13.097cm, 2.855cm)" draw:image-opacity="100%" style:mirror="none" loext:decorative="false"/>
    </style:style>
    <style:style style:name="gr2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8.999cm" fo:min-width="8.7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54cm, 2.377cm, 13.196cm, 2.742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b3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242cm" svg:height="28.606cm" svg:x="-1.863cm" svg:y="-1.905cm">
          <draw:image xlink:href="Pictures/1000399D000052220000741EE53B9584.svg" xlink:type="simple" xlink:show="embed" xlink:actuate="onLoad" draw:mime-type="image/svg+xml">
            <text:p/>
          </draw:image>
          <draw:image xlink:href="Pictures/100000010000025300000349B259D429.png" xlink:type="simple" xlink:show="embed" xlink:actuate="onLoad" draw:mime-type="image/png"/>
        </draw:frame>
        <draw:custom-shape draw:style-name="gr2" draw:text-style-name="P2" draw:layer="layout" svg:width="13.08cm" svg:height="13.079cm" svg:x="12.103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6.457cm" svg:height="16.756cm" draw:transform="skewX (-1.68049349340931E-017) rotate (0.139626340159546) translate (2.583cm 11.094cm)">
          <draw:image xlink:href="Pictures/100019EE000052220000741EE5AD1BC1.svg" xlink:type="simple" xlink:show="embed" xlink:actuate="onLoad" draw:mime-type="image/svg+xml">
            <text:p/>
          </draw:image>
          <draw:image xlink:href="Pictures/100000010000025300000349FC6F8B8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3:44:07.150520547</meta:creation-date>
    <dc:date>2024-12-20T12:07:11.171694791</dc:date>
    <meta:editing-duration>PT21M12S</meta:editing-duration>
    <meta:editing-cycles>6</meta:editing-cycles>
    <meta:generator>LibreOffice/24.2.5.2$Linux_X86_64 LibreOffice_project/420$Build-2</meta:generator>
    <meta:document-statistic meta:object-count="3"/>
  </office:meta>
</office:document-meta>
</file>